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a1" style:family="table">
      <style:table-properties style:width="17.59cm" table:align="margins"/>
    </style:style>
    <style:style style:name="Tabla1.A" style:family="table-column">
      <style:table-column-properties style:column-width="4.397cm" style:rel-column-width="16383*"/>
    </style:style>
    <style:style style:name="Tabla1.D" style:family="table-column">
      <style:table-column-properties style:column-width="4.397cm" style:rel-column-width="16386*"/>
    </style:style>
    <style:style style:name="Tabla1.A1" style:family="table-cell">
      <style:table-cell-properties fo:padding="0.097cm" fo:border-left="0.05pt solid #000000" fo:border-right="none" fo:border-top="0.05pt solid #000000" fo:border-bottom="0.05pt solid #000000"/>
    </style:style>
    <style:style style:name="Tabla1.D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D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7e39c" officeooo:paragraph-rsid="0017e39c"/>
    </style:style>
    <style:style style:name="P2" style:family="paragraph" style:parent-style-name="Table_20_Contents">
      <style:text-properties officeooo:rsid="0017e39c" officeooo:paragraph-rsid="0017e39c"/>
    </style:style>
    <style:style style:name="P3" style:family="paragraph" style:parent-style-name="Table_20_Contents">
      <style:text-properties officeooo:rsid="0018dc95" officeooo:paragraph-rsid="0018dc95"/>
    </style:style>
    <style:style style:name="P4" style:family="paragraph" style:parent-style-name="Table_20_Contents">
      <style:text-properties officeooo:rsid="0018dc95" officeooo:paragraph-rsid="0018dc95" fo:background-color="#81d41a"/>
    </style:style>
    <style:style style:name="P5" style:family="paragraph" style:parent-style-name="Table_20_Contents">
      <style:text-properties officeooo:rsid="001acdb9" officeooo:paragraph-rsid="001acdb9"/>
    </style:style>
    <style:style style:name="P6" style:family="paragraph" style:parent-style-name="Table_20_Contents">
      <style:text-properties officeooo:rsid="001c0525" officeooo:paragraph-rsid="001c0525"/>
    </style:style>
    <style:style style:name="P7" style:family="paragraph" style:parent-style-name="Table_20_Contents">
      <style:text-properties officeooo:rsid="001c4567" officeooo:paragraph-rsid="001c4567"/>
    </style:style>
    <style:style style:name="P8" style:family="paragraph" style:parent-style-name="Table_20_Contents">
      <style:text-properties officeooo:rsid="001d6169" officeooo:paragraph-rsid="001d6169"/>
    </style:style>
    <style:style style:name="P9" style:family="paragraph" style:parent-style-name="Table_20_Contents">
      <style:text-properties officeooo:rsid="001efae9" officeooo:paragraph-rsid="001efae9"/>
    </style:style>
    <style:style style:name="P10" style:family="paragraph" style:parent-style-name="Table_20_Contents">
      <style:text-properties officeooo:rsid="0020e62b" officeooo:paragraph-rsid="0020e62b"/>
    </style:style>
    <style:style style:name="P11" style:family="paragraph" style:parent-style-name="Table_20_Contents">
      <style:text-properties officeooo:rsid="0021f0ee" officeooo:paragraph-rsid="0021f0ee"/>
    </style:style>
    <style:style style:name="P12" style:family="paragraph" style:parent-style-name="Table_20_Contents">
      <style:text-properties officeooo:rsid="0022de6c" officeooo:paragraph-rsid="0022de6c"/>
    </style:style>
    <style:style style:name="T1" style:family="text">
      <style:text-properties officeooo:rsid="0023495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GIT STRUCTURE</text:p>
      <text:p text:style-name="P1"/>
      <table:table table:name="Tabla1" table:style-name="Tabla1">
        <table:table-column table:style-name="Tabla1.A" table:number-columns-repeated="3"/>
        <table:table-column table:style-name="Tabla1.D"/>
        <table:table-row table:style-name="TableLine2249064655056">
          <table:table-cell table:style-name="Tabla1.A1" office:value-type="string">
            <text:p text:style-name="Table_20_Contents"/>
          </table:table-cell>
          <table:table-cell table:style-name="Tabla1.A1" office:value-type="string">
            <text:p text:style-name="P3"/>
          </table:table-cell>
          <table:table-cell table:style-name="Tabla1.A1" office:value-type="string">
            <text:p text:style-name="P3">advantages</text:p>
          </table:table-cell>
          <table:table-cell table:style-name="Tabla1.D1" office:value-type="string">
            <text:p text:style-name="P3">disadvantages</text:p>
          </table:table-cell>
        </table:table-row>
        <table:table-row table:style-name="TableLine2249064657232">
          <table:table-cell table:style-name="Tabla1.A2" office:value-type="string">
            <text:p text:style-name="P2">Git flow branching</text:p>
          </table:table-cell>
          <table:table-cell table:style-name="Tabla1.A2" office:value-type="string">
            <text:p text:style-name="Table_20_Contents"/>
          </table:table-cell>
          <table:table-cell table:style-name="Tabla1.A2" office:value-type="string">
            <text:p text:style-name="P3">Allows to work on multiple releases in parallel</text:p>
            <text:p text:style-name="P3"/>
            <text:p text:style-name="P3">Each release in tagged and individually tested</text:p>
            <text:p text:style-name="P3"/>
            <text:p text:style-name="P3">Allows multiple developers to work on the same feature</text:p>
            <text:p text:style-name="P3"/>
            <text:p text:style-name="P3">Allows for jumping between work for current and future releases</text:p>
          </table:table-cell>
          <table:table-cell table:style-name="Tabla1.D2" office:value-type="string">
            <text:p text:style-name="P3">Not suitable for continuous delivery or continuous deployment</text:p>
            <text:p text:style-name="P3"/>
            <text:p text:style-name="P3">many branches to maintain</text:p>
            <text:p text:style-name="P3"/>
            <text:p text:style-name="P3">can load to a technical debt build-up</text:p>
          </table:table-cell>
        </table:table-row>
        <table:table-row table:style-name="TableLine2248964718160">
          <table:table-cell table:style-name="Tabla1.A2" office:value-type="string">
            <text:p text:style-name="P2">Trunk based development</text:p>
          </table:table-cell>
          <table:table-cell table:style-name="Tabla1.A2" office:value-type="string">
            <text:p text:style-name="P5">Emphasizes continuous integration and delivery by keeping the main branch stable at all times. Developers use feature flags or toggles to control the visibility of new features. Developers work directly to the main branch, making smaller and frequent commits</text:p>
          </table:table-cell>
          <table:table-cell table:style-name="Tabla1.A2" office:value-type="string">
            <text:p text:style-name="P9">Simplicity: ideal for small teams</text:p>
            <text:p text:style-name="P9"/>
            <text:p text:style-name="P9">fast feedback: teams can quickly identify issues and resolve them</text:p>
            <text:p text:style-name="P9"/>
            <text:p text:style-name="P9">easy to use: minimal setup</text:p>
          </table:table-cell>
          <table:table-cell table:style-name="Tabla1.D2" office:value-type="string">
            <text:p text:style-name="P9">Lack of control: does not provide strict control over the development process</text:p>
            <text:p text:style-name="P9"/>
            <text:p text:style-name="P9">Risk of problems: undisciplined teams that keep feature branches open for weeks risk serious problems when trying to merge</text:p>
            <text:p text:style-name="P9"/>
            <text:p text:style-name="P9">not suitable for complex projects</text:p>
          </table:table-cell>
        </table:table-row>
        <table:table-row table:style-name="TableLine2248964717888">
          <table:table-cell table:style-name="Tabla1.A2" office:value-type="string">
            <text:p text:style-name="P4">Github flow</text:p>
          </table:table-cell>
          <table:table-cell table:style-name="Tabla1.A2" office:value-type="string">
            <text:p text:style-name="P3">Developers work on a single branch (main/master). Developers create feature branches to work on specific changes. Once the feature is complete it is merged back into the main branch through a pull request</text:p>
          </table:table-cell>
          <table:table-cell table:style-name="Tabla1.A2" office:value-type="string">
            <text:p text:style-name="P8">Simplicity: ideal for small teams</text:p>
            <text:p text:style-name="P8"/>
            <text:p text:style-name="P8">Fast feddback: the team can quickly identify issues and resolve them</text:p>
            <text:p text:style-name="P8"/>
            <text:p text:style-name="P8">Easy to use: minimal setup</text:p>
          </table:table-cell>
          <table:table-cell table:style-name="Tabla1.D2" office:value-type="string">
            <text:p text:style-name="P8">Lack of control: does not provide strict control over the development process</text:p>
            <text:p text:style-name="P8"/>
            <text:p text:style-name="P8">risk of problems: undisciplined teams that keep feature branches open for weeks risk serious problems when trying to merge</text:p>
            <text:p text:style-name="P8"/>
            <text:p text:style-name="P8">not suitable for complex projects</text:p>
          </table:table-cell>
        </table:table-row>
        <table:table-row table:style-name="TableLine2248964720064">
          <table:table-cell table:style-name="Tabla1.A2" office:value-type="string">
            <text:p text:style-name="P3">Release branching</text:p>
          </table:table-cell>
          <table:table-cell table:style-name="Tabla1.A2" office:value-type="string">
            <text:p text:style-name="P6">Use to manage the <text:soft-page-break/>release of new features and bug fixes. Creation of a separate branch from the main development branch to isolate the changes intended for a specific release. </text:p>
          </table:table-cell>
          <table:table-cell table:style-name="Tabla1.A2" office:value-type="string">
            <text:p text:style-name="P6">Bug fixes</text:p>
            <text:p text:style-name="P6"><text:soft-page-break/></text:p>
            <text:p text:style-name="P6">configuration updates</text:p>
            <text:p text:style-name="P6"/>
            <text:p text:style-name="P10">isolation: teams focus on the release without worrying about changes to the main branch </text:p>
            <text:p text:style-name="P10"/>
            <text:p text:style-name="P10">stability: allows teams to ensure that the release </text:p>
          </table:table-cell>
          <table:table-cell table:style-name="Tabla1.D2" office:value-type="string">
            <text:p text:style-name="P11">Complexity: can be <text:soft-page-break/>complex and time consuming</text:p>
            <text:p text:style-name="P11"/>
            <text:p text:style-name="P11">Risk of merge conflicts: especially if changes are made to both the main branch and the release branch at the same time</text:p>
            <text:p text:style-name="P11"/>
            <text:p text:style-name="P12">maintenance overhead: time consuming</text:p>
          </table:table-cell>
        </table:table-row>
        <table:table-row table:style-name="TableLine2248964708368">
          <table:table-cell table:style-name="Tabla1.A2" office:value-type="string">
            <text:p text:style-name="P3">T<text:span text:style-name="T1">h</text:span>ree flow branching</text:p>
          </table:table-cell>
          <table:table-cell table:style-name="Tabla1.A2" office:value-type="string">
            <text:p text:style-name="P7">Uses 3 branches: master, candidate and release</text:p>
          </table:table-cell>
          <table:table-cell table:style-name="Tabla1.A2" office:value-type="string">
            <text:p text:style-name="P7">Reduced complexity</text:p>
          </table:table-cell>
          <table:table-cell table:style-name="Tabla1.D2" office:value-type="string">
            <text:p text:style-name="P7">Avoids feature branches: more difficult to track changes</text:p>
          </table:table-cell>
        </table:table-row>
      </table:table>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10-06T14:01:21.695000000</meta:creation-date>
    <dc:date>2023-10-06T14:37:48.928000000</dc:date>
    <meta:editing-duration>PT28M45S</meta:editing-duration>
    <meta:editing-cycles>12</meta:editing-cycles>
    <meta:generator>LibreOffice/7.0.2.2$Windows_X86_64 LibreOffice_project/8349ace3c3162073abd90d81fd06dcfb6b36b994</meta:generator>
    <meta:document-statistic meta:table-count="1" meta:image-count="0" meta:object-count="0" meta:page-count="2" meta:paragraph-count="40" meta:word-count="361" meta:character-count="2300" meta:non-whitespace-character-count="1976"/>
  </office:meta>
</office:document-meta>
</file>